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luna" svg:font-family="Callun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Calluna Sans" svg:font-family="'Callun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207cm" fo:margin-left="-0.199cm" table:align="left" style:writing-mode="lr-tb"/>
    </style:style>
    <style:style style:name="Table1.A" style:family="table-column">
      <style:table-column-properties style:column-width="3.302cm"/>
    </style:style>
    <style:style style:name="Table1.B" style:family="table-column">
      <style:table-column-properties style:column-width="4.399cm"/>
    </style:style>
    <style:style style:name="Table1.C" style:family="table-column">
      <style:table-column-properties style:column-width="9.50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dfdfd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dfdfd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.106cm" fo:margin-bottom="0.106cm" loext:contextual-spacing="false" style:line-height-at-least="0.353cm" fo:text-align="center" style:justify-single-word="false"/>
      <style:text-properties style:font-name="Calluna Sans" fo:font-size="12pt" fo:font-weight="bold" officeooo:paragraph-rsid="000ea90b" style:font-size-asian="12pt" style:font-weight-asian="bold" style:font-name-complex="Arial Narrow" style:font-size-complex="12pt"/>
    </style:style>
    <style:style style:name="P2" style:family="paragraph" style:parent-style-name="Standard">
      <style:paragraph-properties fo:margin-top="0.106cm" fo:margin-bottom="0.106cm" loext:contextual-spacing="false" style:line-height-at-least="0.353cm" fo:text-align="center" style:justify-single-word="false"/>
      <style:text-properties style:font-name="Calluna Sans" fo:font-size="12pt" officeooo:paragraph-rsid="000ea90b" style:font-size-asian="12pt" style:font-name-complex="Arial Narrow" style:font-size-complex="12pt"/>
    </style:style>
    <style:style style:name="P3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Calluna Sans" fo:font-size="12pt" officeooo:paragraph-rsid="000ea90b" style:font-size-asian="12pt" style:font-name-complex="Arial Narrow" style:font-size-complex="12pt"/>
    </style:style>
    <style:style style:name="P4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Calluna" fo:font-size="12pt" fo:font-weight="bold" officeooo:paragraph-rsid="000ea90b" style:font-size-asian="12pt" style:font-weight-asian="bold" style:font-name-complex="Garamond" style:font-size-complex="12pt"/>
    </style:style>
    <style:style style:name="P5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Calluna" fo:font-size="12pt" fo:font-weight="bold" officeooo:paragraph-rsid="000ea90b" style:font-size-asian="12pt" style:font-weight-asian="bold" style:font-name-complex="Garamond" style:font-size-complex="12pt" style:font-weight-complex="bold"/>
    </style:style>
    <style:style style:name="P6" style:family="paragraph" style:parent-style-name="Standard">
      <style:paragraph-properties fo:margin-left="4.001cm" fo:margin-right="0cm" fo:margin-top="0.106cm" fo:margin-bottom="0.106cm" loext:contextual-spacing="false" style:line-height-at-least="0.353cm" fo:text-align="justify" style:justify-single-word="false" fo:text-indent="-3.75cm" style:auto-text-indent="false">
        <style:tab-stops>
          <style:tab-stop style:position="4.001cm"/>
        </style:tab-stops>
      </style:paragraph-properties>
      <style:text-properties style:font-name="Calluna" fo:font-size="12pt" officeooo:paragraph-rsid="000ea90b" style:font-size-asian="12pt" style:font-name-complex="Garamond" style:font-size-complex="12pt"/>
    </style:style>
    <style:style style:name="P7" style:family="paragraph" style:parent-style-name="Standard">
      <style:paragraph-properties fo:margin-left="0.25cm" fo:margin-right="0cm" fo:margin-top="0.106cm" fo:margin-bottom="0.106cm" loext:contextual-spacing="false" style:line-height-at-least="0.353cm" fo:text-align="justify" style:justify-single-word="false" fo:text-indent="0cm" style:auto-text-indent="false"/>
      <style:text-properties style:font-name="Calluna" fo:font-size="12pt" officeooo:paragraph-rsid="000ea90b" style:font-size-asian="12pt" style:font-name-complex="Garamond" style:font-size-complex="12pt"/>
    </style:style>
    <style:style style:name="P8" style:family="paragraph" style:parent-style-name="Heading_20_4">
      <style:paragraph-properties fo:margin-top="0.106cm" fo:margin-bottom="0.106cm" loext:contextual-spacing="false" style:line-height-at-least="0.353cm"/>
      <style:text-properties style:font-name="Calluna" fo:font-size="18pt" officeooo:paragraph-rsid="000ea90b" style:font-size-asian="18pt" style:font-name-complex="Garamo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4">SUMMARY</text:h>
      <text:p text:style-name="P4">1. The Gifts Of The Holy Ghost.</text:p>
      <text:p text:style-name="P6">(a). What they are: <text:tab/>Supernatural qualities or habits.</text:p>
      <text:p text:style-name="P6">(b). How many?<text:tab/>Seven: Fear, Piety, Fortitude, Counsel, Knowledge, Understanding, Wisdom.</text:p>
      <text:p text:style-name="P6">(c). Where they are: <text:tab/>The first three are in our will; the last four, in our intellect.</text:p>
      <text:p text:style-name="P6">(d). How they come: <text:tab/>With sanctifying grace.</text:p>
      <text:p text:style-name="P6">(e). How increased:<text:tab/>By Confirmation (as well as all the other sacraments), and by increasing the intensity of our charity.</text:p>
      <text:p text:style-name="P6">(f). How lost:<text:tab/>By any formal mortal sin.</text:p>
      <text:p text:style-name="P4">2. How They Function.</text:p>
      <text:p text:style-name="P7">(a). Virtues function in a human manner.</text:p>
      <text:p text:style-name="P7">(b). The Gifts function in a divine manner.</text:p>
      <text:p text:style-name="P4">3. Their Purpose.</text:p>
      <text:p text:style-name="P7">They make us exquisitely sensitive and docile to the illuminations and inspirations of the Holy Ghost; hence completely submissive to Him. They are thus a sure road to the highest sanctity. Cf. A radio.</text:p>
      <text:p text:style-name="P4">4. The Beatitudes.</text:p>
      <text:p text:style-name="P7">(a). They are the only road to true happiness here and in eternity.</text:p>
      <text:p text:style-name="P7">(b). Each gives an excellent act to be done, and then its reward.</text:p>
      <text:p text:style-name="P7">(c). These acts can be performed only with the help of the Gifts.</text:p>
      <text:p text:style-name="P4">5. The Fruits Of The Holy Ghost.</text:p>
      <text:p text:style-name="P7">(a). Twelve excellent acts done with the help of the Holy Ghost.</text:p>
      <text:p text:style-name="P7">(b). A striking contrast to what St. Paul calls the fruits of the flesh.</text:p>
      <text:p text:style-name="P4">6. What Each Of The Gifts Does For Us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">Gift</text:p>
            </table:table-cell>
            <table:table-cell table:style-name="Table1.A1" office:value-type="string">
              <text:p text:style-name="P1">Virtue it Complements</text:p>
            </table:table-cell>
            <table:table-cell table:style-name="Table1.C1" office:value-type="string">
              <text:p text:style-name="P1">Corresponding Beatitud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">Fear</text:p>
          </table:table-cell>
          <table:table-cell table:style-name="Table1.B2" office:value-type="string">
            <text:p text:style-name="P2">Temperance</text:p>
          </table:table-cell>
          <table:table-cell table:style-name="Table1.C2" office:value-type="string">
            <text:p text:style-name="P3">Blessed are the poor in spirit</text:p>
          </table:table-cell>
        </table:table-row>
        <table:table-row table:style-name="Table1.1">
          <table:table-cell table:style-name="Table1.A3" office:value-type="string">
            <text:p text:style-name="P2">Piety</text:p>
          </table:table-cell>
          <table:table-cell table:style-name="Table1.B3" office:value-type="string">
            <text:p text:style-name="P2">Religion (Justice)</text:p>
          </table:table-cell>
          <table:table-cell table:style-name="Table1.C3" office:value-type="string">
            <text:p text:style-name="P3">Blessed are the meek</text:p>
          </table:table-cell>
        </table:table-row>
        <table:table-row table:style-name="Table1.1">
          <table:table-cell table:style-name="Table1.A4" office:value-type="string">
            <text:p text:style-name="P2">Fortitude</text:p>
          </table:table-cell>
          <table:table-cell table:style-name="Table1.B4" office:value-type="string">
            <text:p text:style-name="P2">Fortitude</text:p>
          </table:table-cell>
          <table:table-cell table:style-name="Table1.C4" office:value-type="string">
            <text:p text:style-name="P3">Blessed are they that hunger and thirst after justice</text:p>
          </table:table-cell>
        </table:table-row>
        <table:table-row table:style-name="Table1.1">
          <table:table-cell table:style-name="Table1.A5" office:value-type="string">
            <text:p text:style-name="P2">Counsel</text:p>
          </table:table-cell>
          <table:table-cell table:style-name="Table1.B5" office:value-type="string">
            <text:p text:style-name="P2">Prudence</text:p>
          </table:table-cell>
          <table:table-cell table:style-name="Table1.C5" office:value-type="string">
            <text:p text:style-name="P3">Blessed are the merciful</text:p>
          </table:table-cell>
        </table:table-row>
        <table:table-row table:style-name="Table1.1">
          <table:table-cell table:style-name="Table1.A6" office:value-type="string">
            <text:p text:style-name="P2">Knowledge</text:p>
          </table:table-cell>
          <table:table-cell table:style-name="Table1.B6" office:value-type="string">
            <text:p text:style-name="P2">Hope</text:p>
          </table:table-cell>
          <table:table-cell table:style-name="Table1.C6" office:value-type="string">
            <text:p text:style-name="P3">Blessed are they that mourn</text:p>
          </table:table-cell>
        </table:table-row>
        <table:table-row table:style-name="Table1.1">
          <table:table-cell table:style-name="Table1.A7" office:value-type="string">
            <text:p text:style-name="P2">Understanding</text:p>
          </table:table-cell>
          <table:table-cell table:style-name="Table1.B7" office:value-type="string">
            <text:p text:style-name="P2">Faith</text:p>
          </table:table-cell>
          <table:table-cell table:style-name="Table1.C7" office:value-type="string">
            <text:p text:style-name="P3">Blessed are the pure of heart</text:p>
          </table:table-cell>
        </table:table-row>
        <table:table-row table:style-name="Table1.1">
          <table:table-cell table:style-name="Table1.A8" office:value-type="string">
            <text:p text:style-name="P2">Wisdom</text:p>
          </table:table-cell>
          <table:table-cell table:style-name="Table1.B8" office:value-type="string">
            <text:p text:style-name="P2">Charity</text:p>
          </table:table-cell>
          <table:table-cell table:style-name="Table1.C8" office:value-type="string">
            <text:p text:style-name="P3">Blessed are the peace-makers</text:p>
          </table:table-cell>
        </table:table-row>
      </table:table>
      <text:p text:style-name="P5">7. The Price Of Loyal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luna" svg:font-family="Callun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Calluna Sans" svg:font-family="'Callun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20pt" fo:font-weight="bold" style:font-size-asian="20pt" style:font-weight-asian="bold" style:font-name-complex="Times New Roman" style:font-family-complex="'Times New Roman'" style:font-family-generic-complex="roman" style:font-pitch-complex="variable" style:font-size-complex="2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09:41:44.027436028</meta:creation-date>
    <meta:print-date>2016-08-08T09:52:21.680023112</meta:print-date>
    <dc:date>2016-08-08T09:58:06.840561598</dc:date>
    <meta:editing-duration>PT32S</meta:editing-duration>
    <meta:editing-cycles>1</meta:editing-cycles>
    <meta:document-statistic meta:table-count="1" meta:image-count="0" meta:object-count="0" meta:page-count="1" meta:paragraph-count="46" meta:word-count="283" meta:character-count="1614" meta:non-whitespace-character-count="1374"/>
    <meta:generator>LibreOffice/4.3.3.2$Linux_X86_64 LibreOffice_project/430m0$Build-2</meta:generator>
  </office:meta>
</office:document-meta>
</file>